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080000014238106B1E.svm" manifest:media-type=""/>
  <manifest:file-entry manifest:full-path="Pictures/20000001000000AA000000F2DDB2618B.svm" manifest:media-type=""/>
  <manifest:file-entry manifest:full-path="Pictures/200000010000022200000142902D5D77.svm" manifest:media-type=""/>
  <manifest:file-entry manifest:full-path="Pictures/20000001000002080000014262E9BDF2.svm" manifest:media-type=""/>
  <manifest:file-entry manifest:full-path="Pictures/200000010000022200000142848A560D.svm" manifest:media-type=""/>
  <manifest:file-entry manifest:full-path="Pictures/20000001000000FE000000FA28DF3A34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200000273000000FD94027576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Q_{2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Q_{1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Q_{1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Q_{2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52cm" svg:height="4.668cm" svg:x="0.548cm" svg:y="0.851cm">
          <draw:image xlink:href="Pictures/2000000200000273000000FD94027576.eps" xlink:type="simple" xlink:show="embed" xlink:actuate="onLoad">
            <text:p/>
          </draw:image>
        </draw:frame>
        <draw:frame draw:style-name="gr2" draw:text-style-name="P3" draw:layer="layout" svg:width="0.869cm" svg:height="0.916cm" svg:x="11.037cm" svg:y="5.065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7.012cm" svg:y="5.065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1.132cm" svg:height="0.916cm" svg:x="1.797cm" svg:y="5.065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line draw:style-name="gr3" draw:text-style-name="P1" draw:layer="layout" svg:x1="10.716cm" svg:y1="1.209cm" svg:x2="10.716cm" svg:y2="2.154cm">
          <text:p/>
        </draw:line>
        <draw:line draw:style-name="gr3" draw:text-style-name="P1" draw:layer="layout" svg:x1="12.361cm" svg:y1="1.059cm" svg:x2="12.361cm" svg:y2="2.004cm">
          <text:p/>
        </draw:line>
        <draw:line draw:style-name="gr3" draw:text-style-name="P1" draw:layer="layout" svg:x1="8.523cm" svg:y1="2.892cm" svg:x2="8.523cm" svg:y2="3.837cm">
          <text:p/>
        </draw:line>
        <draw:line draw:style-name="gr3" draw:text-style-name="P1" draw:layer="layout" svg:x1="6.483cm" svg:y1="2.892cm" svg:x2="6.483cm" svg:y2="3.837cm">
          <text:p/>
        </draw:line>
        <draw:line draw:style-name="gr3" draw:text-style-name="P1" draw:layer="layout" svg:x1="2.684cm" svg:y1="2.572cm" svg:x2="2.684cm" svg:y2="3.517cm">
          <text:p/>
        </draw:line>
        <draw:line draw:style-name="gr3" draw:text-style-name="P1" draw:layer="layout" svg:x1="4.309cm" svg:y1="2.572cm" svg:x2="4.309cm" svg:y2="3.517cm">
          <text:p/>
        </draw:line>
        <draw:line draw:style-name="gr3" draw:text-style-name="P1" draw:layer="layout" svg:x1="1.021cm" svg:y1="2.572cm" svg:x2="1.021cm" svg:y2="3.517cm">
          <text:p/>
        </draw:line>
        <draw:frame draw:style-name="gr4" draw:text-style-name="P1" draw:layer="layout" svg:width="0.739cm" svg:height="0.365cm" svg:x="10.039cm" svg:y="0.358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304cm" svg:height="0.299cm" svg:x="9.86cm" svg:y="1.496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545cm" svg:height="0.321cm" svg:x="12.238cm" svg:y="3.081cm">
          <draw:image xlink:href="Pictures/200000010000022200000142848A560D.svm" xlink:type="simple" xlink:show="embed" xlink:actuate="onLoad">
            <text:p/>
          </draw:image>
        </draw:frame>
        <draw:frame draw:style-name="gr7" draw:text-style-name="P1" draw:layer="layout" svg:width="0.545cm" svg:height="0.321cm" svg:x="10.113cm" svg:y="3.081cm">
          <draw:image xlink:href="Pictures/200000010000022200000142902D5D77.svm" xlink:type="simple" xlink:show="embed" xlink:actuate="onLoad">
            <text:p/>
          </draw:image>
        </draw:frame>
        <draw:frame draw:style-name="gr8" draw:text-style-name="P1" draw:layer="layout" svg:width="0.745cm" svg:height="0.36cm" svg:x="10.059cm" svg:y="4.611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745cm" svg:height="0.36cm" svg:x="12.052cm" svg:y="4.611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745cm" svg:height="0.36cm" svg:x="5.85cm" svg:y="4.611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304cm" svg:height="0.299cm" svg:x="5.681cm" svg:y="3.178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1" draw:layer="layout" svg:width="0.519cm" svg:height="0.321cm" svg:x="5.878cm" svg:y="1.619cm">
          <draw:image xlink:href="Pictures/20000001000002080000014238106B1E.svm" xlink:type="simple" xlink:show="embed" xlink:actuate="onLoad">
            <text:p/>
          </draw:image>
        </draw:frame>
        <draw:frame draw:style-name="gr10" draw:text-style-name="P1" draw:layer="layout" svg:width="0.519cm" svg:height="0.321cm" svg:x="8.125cm" svg:y="1.619cm">
          <draw:image xlink:href="Pictures/20000001000002080000014262E9BDF2.svm" xlink:type="simple" xlink:show="embed" xlink:actuate="onLoad">
            <text:p/>
          </draw:image>
        </draw:frame>
        <draw:frame draw:style-name="gr4" draw:text-style-name="P1" draw:layer="layout" svg:width="0.739cm" svg:height="0.365cm" svg:x="5.898cm" svg:y="0.358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7.968cm" svg:y="0.358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0.405cm" svg:y="0.358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2.506cm" svg:y="0.358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19cm" svg:height="0.321cm" svg:x="0.495cm" svg:y="1.626cm">
          <draw:image xlink:href="Pictures/20000001000002080000014238106B1E.svm" xlink:type="simple" xlink:show="embed" xlink:actuate="onLoad">
            <text:p/>
          </draw:image>
        </draw:frame>
        <draw:frame draw:style-name="gr10" draw:text-style-name="P1" draw:layer="layout" svg:width="0.519cm" svg:height="0.321cm" svg:x="2.671cm" svg:y="1.626cm">
          <draw:image xlink:href="Pictures/20000001000002080000014262E9BDF2.svm" xlink:type="simple" xlink:show="embed" xlink:actuate="onLoad">
            <text:p/>
          </draw:image>
        </draw:frame>
        <draw:frame draw:style-name="gr5" draw:text-style-name="P1" draw:layer="layout" svg:width="0.304cm" svg:height="0.299cm" svg:x="0.186cm" svg:y="2.867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545cm" svg:height="0.321cm" svg:x="0.393cm" svg:y="4.156cm">
          <draw:image xlink:href="Pictures/200000010000022200000142902D5D77.svm" xlink:type="simple" xlink:show="embed" xlink:actuate="onLoad">
            <text:p/>
          </draw:image>
        </draw:frame>
        <draw:frame draw:style-name="gr6" draw:text-style-name="P1" draw:layer="layout" svg:width="0.545cm" svg:height="0.321cm" svg:x="3.904cm" svg:y="4.156cm">
          <draw:image xlink:href="Pictures/200000010000022200000142848A560D.svm" xlink:type="simple" xlink:show="embed" xlink:actuate="onLoad">
            <text:p/>
          </draw:image>
        </draw:frame>
        <draw:frame draw:style-name="gr8" draw:text-style-name="P1" draw:layer="layout" svg:width="0.745cm" svg:height="0.36cm" svg:x="0.425cm" svg:y="5.654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745cm" svg:height="0.36cm" svg:x="3.693cm" svg:y="5.638cm">
          <draw:image xlink:href="Pictures/200000010000026E0000012D2A70A9BF.svm" xlink:type="simple" xlink:show="embed" xlink:actuate="onLoad">
            <text:p/>
          </draw:image>
        </draw:frame>
        <draw:frame draw:style-name="gr11" draw:text-style-name="P1" draw:layer="layout" svg:width="0.203cm" svg:height="0.289cm" svg:x="10.837cm" svg:y="1.354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53cm" svg:height="0.653cm" svg:x="10.732cm" svg:y="1.339cm">
          <draw:text-box>
            <text:p text:style-name="P4"><text:span text:style-name="T3">حوالہ</text:span></text:p>
          </draw:text-box>
        </draw:frame>
        <draw:frame draw:style-name="gr11" draw:text-style-name="P1" draw:layer="layout" svg:width="0.203cm" svg:height="0.289cm" svg:x="11.46cm" svg:y="0.95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28cm" svg:height="0.653cm" svg:x="11.304cm" svg:y="1.003cm">
          <draw:text-box>
            <text:p text:style-name="P4"><text:span text:style-name="T3">عکس</text:span></text:p>
          </draw:text-box>
        </draw:frame>
        <draw:frame draw:style-name="gr11" draw:text-style-name="P1" draw:layer="layout" svg:width="0.203cm" svg:height="0.289cm" svg:x="8.666cm" svg:y="2.802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28cm" svg:height="0.653cm" svg:x="8.503cm" svg:y="2.819cm">
          <draw:text-box>
            <text:p text:style-name="P4"><text:span text:style-name="T3">عکس</text:span></text:p>
          </draw:text-box>
        </draw:frame>
        <draw:frame draw:style-name="gr11" draw:text-style-name="P1" draw:layer="layout" svg:width="0.203cm" svg:height="0.289cm" svg:x="6.619cm" svg:y="3.09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53cm" svg:height="0.653cm" svg:x="6.522cm" svg:y="3.05cm">
          <draw:text-box>
            <text:p text:style-name="P4"><text:span text:style-name="T3">حوالہ</text:span></text:p>
          </draw:text-box>
        </draw:frame>
        <draw:frame draw:style-name="gr11" draw:text-style-name="P1" draw:layer="layout" svg:width="0.203cm" svg:height="0.289cm" svg:x="4.455cm" svg:y="2.575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28cm" svg:height="0.653cm" svg:x="4.354cm" svg:y="2.551cm">
          <draw:text-box>
            <text:p text:style-name="P4"><text:span text:style-name="T3">عکس</text:span></text:p>
          </draw:text-box>
        </draw:frame>
        <draw:frame draw:style-name="gr2" draw:text-style-name="P5" draw:layer="layout" svg:width="0.828cm" svg:height="0.653cm" svg:x="2.903cm" svg:y="2.756cm">
          <draw:text-box>
            <text:p text:style-name="P4"><text:span text:style-name="T3">عکس</text:span></text:p>
          </draw:text-box>
        </draw:frame>
        <draw:frame draw:style-name="gr11" draw:text-style-name="P1" draw:layer="layout" svg:width="0.203cm" svg:height="0.289cm" svg:x="3.009cm" svg:y="2.762cm">
          <draw:image xlink:href="Pictures/20000001000000AA000000F2DDB2618B.svm" xlink:type="simple" xlink:show="embed" xlink:actuate="onLoad">
            <text:p/>
          </draw:image>
        </draw:frame>
        <draw:frame draw:style-name="gr11" draw:text-style-name="P1" draw:layer="layout" svg:width="0.203cm" svg:height="0.289cm" svg:x="1.304cm" svg:y="2.833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53cm" svg:height="0.653cm" svg:x="1.206cm" svg:y="2.816cm">
          <draw:text-box>
            <text:p text:style-name="P4"><text:span text:style-name="T3">حوال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31:17.403109215</dc:date>
    <meta:editing-duration>PT26M18S</meta:editing-duration>
    <meta:editing-cycles>4</meta:editing-cycles>
    <meta:generator>LibreOffice/4.2.8.2$Linux_x86 LibreOffice_project/420m0$Build-2</meta:generator>
    <meta:document-statistic meta:object-count="46"/>
  </office:meta>
</office:document-meta>
</file>